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8pt" style:font-size-asian="18pt" style:font-name-complex="Alvi Nastaleeq" style:font-size-complex="18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8pt" officeooo:paragraph-rsid="001fdc9b" style:font-size-asian="18pt" style:font-name-complex="Alvi Nastaleeq" style:font-size-complex="18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8pt" officeooo:paragraph-rsid="0020aa28" style:font-size-asian="18pt" style:font-name-complex="Alvi Nastaleeq" style:font-size-complex="18pt"/>
    </style:style>
    <style:style style:name="P4" style:family="paragraph" style:parent-style-name="Standard">
      <style:text-properties officeooo:paragraph-rsid="001fdc9b"/>
    </style:style>
    <style:style style:name="P5" style:family="paragraph" style:parent-style-name="Standard">
      <style:text-properties officeooo:rsid="001fdc9b" officeooo:paragraph-rsid="001fdc9b"/>
    </style:style>
    <style:style style:name="T1" style:family="text">
      <style:text-properties style:language-complex="ar" style:country-complex="SA"/>
    </style:style>
    <style:style style:name="T2" style:family="text">
      <style:text-properties officeooo:rsid="001fdc9b" style:language-complex="ar" style:country-complex="SA"/>
    </style:style>
    <style:style style:name="T3" style:family="text">
      <style:text-properties officeooo:rsid="0020aa28" style:language-complex="ar" style:country-complex="SA"/>
    </style:style>
    <style:style style:name="T4" style:family="text">
      <style:text-properties officeooo:rsid="001fdc9b"/>
    </style:style>
    <style:style style:name="T5" style:family="text">
      <style:text-properties officeooo:rsid="0020a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حق کے باتوں سے ہیں انجان، بڑے بھولے ہیں</text:p>
      <text:p text:style-name="P1">میری بستی کے مسلمان بڑے بھولے ہیں</text:p>
      <text:p text:style-name="P1"/>
      <text:p text:style-name="P1">ہیں تبرّے سے پریشان، بڑے بھولے ہیں</text:p>
      <text:p text:style-name="P1">لعنتیں کیوں نہ ہوں قربان، بڑے بھولے ہیں</text:p>
      <text:p text:style-name="P1"/>
      <text:p text:style-name="P2">گھر سے نکلے تھے <text:span text:style-name="T1">خریدار</text:span><text:span text:style-name="T2">يئے</text:span> جنت کے لیے</text:p>
      <text:p text:style-name="P1">بیچ کر آ گئے ایمان، بڑے بھولے ہیں</text:p>
      <text:p text:style-name="P1"/>
      <text:p text:style-name="P1">روز پڑھتے ہیں مگر غور نہیں کر پاتے</text:p>
      <text:p text:style-name="P1">آج کے حافظِ قرآن بڑے بھولے ہیں</text:p>
      <text:p text:style-name="P1"/>
      <text:p text:style-name="P1">اے خدیجہؑ تیرے ٹکڑوں پہ یہ پلنے والے</text:p>
      <text:p text:style-name="P1">ارے بھول بیٹھے تیرے احسان، بڑے بھولے ہیں</text:p>
      <text:p text:style-name="P1"/>
      <text:p text:style-name="P1">ان کو عاشور کے فاقے سے نہیں ربط کوئی</text:p>
      <text:p text:style-name="P1">نام ہے مولوی رمضان، بڑے بھولے ہیں</text:p>
      <text:p text:style-name="P1"/>
      <text:p text:style-name="P1">بغضِ حیدر میں سوئے نار چلے جاتے ہیں</text:p>
      <text:p text:style-name="P1">ہائے بے چارے مسلمان، بڑے بھولے ہیں</text:p>
      <text:p text:style-name="P1"/>
      <text:p text:style-name="P1">میں لکھوں <text:span text:style-name="T1">ا</text:span><text:span text:style-name="T2">ِ</text:span><text:span text:style-name="T1">ن</text:span> کا تعارف، یہ میرے بس میں کہاں</text:p>
      <text:p text:style-name="P1"><text:span text:style-name="T1">ا</text:span><text:span text:style-name="T2">ِ</text:span><text:span text:style-name="T1">ن</text:span> کی ہے بس یہ پہچان، بڑے بھولے ہیں</text:p>
      <text:p text:style-name="P1"/>
      <text:p text:style-name="P1">گھر میں خالق کے سقیفہ کے خلیفہ کی طرح</text:p>
      <text:p text:style-name="P1">یہ تراشے ہوئے بھگوان، بڑے بھولے ہیں</text:p>
      <text:p text:style-name="P1"/>
      <text:p text:style-name="P1">نرغۂ کفر میں محبوبِ خدا کو تنہا</text:p>
      <text:p text:style-name="P1">چھوڑ آئے سرِ میدان، بڑے بھولے ہیں</text:p>
      <text:p text:style-name="P1"><text:soft-page-break/></text:p>
      <text:p text:style-name="P3">کر کے بیٹھے ہیں غمِ شاہِ <text:span text:style-name="T1">ہ</text:span><text:span text:style-name="T3">ُ</text:span><text:span text:style-name="T1">دیٰ</text:span> کا سودا</text:p>
      <text:p text:style-name="P1">ارے قوم و ملت کے نگہبان، بڑے بھولے ہیں</text:p>
      <text:p text:style-name="P1"/>
      <text:p text:style-name="Standard"/>
      <text:p text:style-name="Standard">Haq ke baato se hain anjaan ba<text:span text:style-name="T4">r</text:span>e bhole hain</text:p>
      <text:p text:style-name="Standard">meri basti ke musalman ba<text:span text:style-name="T4">r</text:span>e bhole hain</text:p>
      <text:p text:style-name="Standard"/>
      <text:p text:style-name="P4">Hain tabbarre se p<text:span text:style-name="T4">a</text:span>r<text:span text:style-name="T4">e</text:span>shan ba<text:span text:style-name="T4">r</text:span>e bhole hain </text:p>
      <text:p text:style-name="P4">Lanat<text:span text:style-name="T4">i</text:span>e<text:span text:style-name="T4">n</text:span> ky<text:span text:style-name="T4">u</text:span>n Na Ho <text:span text:style-name="T4">q</text:span>urban ba<text:span text:style-name="T4">r</text:span>e bhole Hain</text:p>
      <text:p text:style-name="Standard"/>
      <text:p text:style-name="P4">Ghar se nikale th<text:span text:style-name="T4">ai </text:span>kharida<text:span text:style-name="T4">a</text:span>r-<text:span text:style-name="T4">e-</text:span>Jannat ke liye</text:p>
      <text:p text:style-name="P4">Bech kar aa ga<text:span text:style-name="T4">ye</text:span> <text:span text:style-name="T4">i</text:span>maan ba<text:span text:style-name="T4">r</text:span>e bhole Hain</text:p>
      <text:p text:style-name="Standard"/>
      <text:p text:style-name="Standard">Roz pa<text:span text:style-name="T4">r</text:span>hte Hain Magar ghaur nahi kar paate </text:p>
      <text:p text:style-name="P4">Aaj ke Hafiz-<text:span text:style-name="T4">e-</text:span>Quran ba<text:span text:style-name="T4">r</text:span>e bhole hai<text:span text:style-name="T4">n</text:span></text:p>
      <text:p text:style-name="Standard"/>
      <text:p text:style-name="Standard">Aey Khadija tere tuk<text:span text:style-name="T4">r</text:span>on pe ye pal<text:span text:style-name="T4">ne</text:span> wale </text:p>
      <text:p text:style-name="P4">Arey bhool baithe tere ahsaan ba<text:span text:style-name="T4">r</text:span>e bhole hain</text:p>
      <text:p text:style-name="Standard"/>
      <text:p text:style-name="Standard">Inko aashur ke faqe se nhi ra<text:span text:style-name="T4">b</text:span>t ko<text:span text:style-name="T4">y</text:span>i</text:p>
      <text:p text:style-name="P4">Naam hai maulvi ramzan ba<text:span text:style-name="T4">r</text:span>e bhole hain</text:p>
      <text:p text:style-name="P4"/>
      <text:p text:style-name="P5">bughz e haider mein suwe naar chale jaate hain</text:p>
      <text:p text:style-name="P5">haye bechare musalmaan bare bhole hain</text:p>
      <text:p text:style-name="P5"/>
      <text:p text:style-name="P5">mein likhun unka taarruf ye mere bas mein kahan</text:p>
      <text:p text:style-name="P5">unki hai bas ye pehchan bare bhole hain</text:p>
      <text:p text:style-name="Standard"/>
      <text:p text:style-name="Standard">Ghar mein <text:span text:style-name="T4">k</text:span>haliq ke saqifah ke Khalifa ki tarah </text:p>
      <text:p text:style-name="P4">Yeh tarashe hue Bhagwan <text:span text:style-name="T4">bare bhole hain</text:span></text:p>
      <text:p text:style-name="P4"/>
      <text:p text:style-name="P5">nargha-e-kufr mein mehboob-e-khuda ko tanha</text:p>
      <text:p text:style-name="P5">chor aaye sar-e-maidan bare bhole hain</text:p>
      <text:p text:style-name="P5"/>
      <text:p text:style-name="P5">karke bethay <text:span text:style-name="T5">hain </text:span>gham-e-shah-e-huda ka sauda</text:p>
      <text:p text:style-name="P5">are qaum-o-millat ke nighehbaan bare bhole h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7:31:59.570130300</meta:creation-date>
    <dc:date>2026-01-21T17:44:29.559412800</dc:date>
    <meta:editing-duration>PT12M30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2" meta:paragraph-count="44" meta:word-count="339" meta:character-count="1689" meta:non-whitespace-character-count="1390"/>
  </office:meta>
</office:document-meta>
</file>